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mssql/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mssql-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18cm">
          <text:p text:style-name="P4"><text:span text:style-name="T2">ms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10" draw:text-style-name="P8" draw:layer="layout" svg:x1="7.403cm" svg:y1="17.777cm" svg:x2="5.508cm" svg:y2="17.77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senzing/adm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139cm">
          <text:p text:style-name="P4"><text:span text:style-name="T2">adminer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11-13T10:42:54.507626379</dc:date>
    <meta:editing-duration>PT52M57S</meta:editing-duration>
    <meta:editing-cycles>21</meta:editing-cycles>
    <meta:generator>LibreOffice/6.0.7.3$Linux_X86_64 LibreOffice_project/00m0$Build-3</meta:generator>
    <meta:document-statistic meta:object-count="35"/>
  </office:meta>
</office:document-meta>
</file>